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fig.b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fig.fo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HierarchyLevelOneWithBareContextConfigurationInSubclassTests.loadContextHierarch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